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fo:font-size="12pt" fo:font-weight="bold" officeooo:rsid="00004fd2" officeooo:paragraph-rsid="00004fd2" style:font-size-asian="10.5pt" style:font-weight-asian="bold" style:font-size-complex="12pt" style:font-weight-complex="bold"/>
    </style:style>
    <style:style style:name="P2" style:family="paragraph" style:parent-style-name="Preformatted_20_Text">
      <style:text-properties fo:font-size="10pt" fo:font-weight="bold" officeooo:rsid="000077be" officeooo:paragraph-rsid="000077be" style:font-size-asian="8.75pt" style:font-weight-asian="bold" style:font-size-complex="10pt" style:font-weight-complex="bold"/>
    </style:style>
    <style:style style:name="P3" style:family="paragraph" style:parent-style-name="Preformatted_20_Text">
      <style:text-properties fo:font-size="10pt" fo:font-weight="bold" officeooo:rsid="000077be" officeooo:paragraph-rsid="00023011" style:font-size-asian="8.75pt" style:font-weight-asian="bold" style:font-size-complex="10pt" style:font-weight-complex="bold"/>
    </style:style>
    <style:style style:name="P4" style:family="paragraph" style:parent-style-name="Preformatted_20_Text">
      <style:text-properties fo:font-size="10pt" fo:font-weight="bold" officeooo:rsid="000077be" officeooo:paragraph-rsid="00037c79" style:font-size-asian="8.75pt" style:font-weight-asian="bold" style:font-size-complex="10pt" style:font-weight-complex="bold"/>
    </style:style>
    <style:style style:name="P5" style:family="paragraph" style:parent-style-name="Preformatted_20_Text">
      <style:text-properties fo:font-size="10pt" fo:font-weight="bold" officeooo:rsid="000077be" officeooo:paragraph-rsid="00066877" style:font-size-asian="8.75pt" style:font-weight-asian="bold" style:font-size-complex="10pt" style:font-weight-complex="bold"/>
    </style:style>
    <style:style style:name="P6" style:family="paragraph" style:parent-style-name="Preformatted_20_Text">
      <style:text-properties fo:font-size="10pt" fo:font-weight="bold" officeooo:rsid="00021768" officeooo:paragraph-rsid="00021768" style:font-size-asian="8.75pt" style:font-weight-asian="bold" style:font-size-complex="10pt" style:font-weight-complex="bold"/>
    </style:style>
    <style:style style:name="P7" style:family="paragraph" style:parent-style-name="Preformatted_20_Text">
      <style:text-properties fo:font-size="10pt" fo:font-weight="bold" officeooo:rsid="00021768" officeooo:paragraph-rsid="00023011" style:font-size-asian="8.75pt" style:font-weight-asian="bold" style:font-size-complex="10pt" style:font-weight-complex="bold"/>
    </style:style>
    <style:style style:name="P8" style:family="paragraph" style:parent-style-name="Preformatted_20_Text">
      <style:text-properties fo:font-size="10pt" fo:font-weight="bold" officeooo:rsid="00021768" officeooo:paragraph-rsid="00037c79" style:font-size-asian="8.75pt" style:font-weight-asian="bold" style:font-size-complex="10pt" style:font-weight-complex="bold"/>
    </style:style>
    <style:style style:name="P9" style:family="paragraph" style:parent-style-name="Preformatted_20_Text">
      <style:text-properties fo:font-size="10pt" fo:font-weight="bold" officeooo:rsid="00021768" officeooo:paragraph-rsid="00041ae3" style:font-size-asian="8.75pt" style:font-weight-asian="bold" style:font-size-complex="10pt" style:font-weight-complex="bold"/>
    </style:style>
    <style:style style:name="P10" style:family="paragraph" style:parent-style-name="Preformatted_20_Text">
      <style:text-properties fo:font-size="10pt" fo:font-weight="bold" officeooo:rsid="00021768" officeooo:paragraph-rsid="00053679" style:font-size-asian="8.75pt" style:font-weight-asian="bold" style:font-size-complex="10pt" style:font-weight-complex="bold"/>
    </style:style>
    <style:style style:name="P11" style:family="paragraph" style:parent-style-name="Preformatted_20_Text">
      <style:text-properties fo:font-size="10pt" fo:font-weight="bold" officeooo:rsid="00021768" officeooo:paragraph-rsid="00066877" style:font-size-asian="8.75pt" style:font-weight-asian="bold" style:font-size-complex="10pt" style:font-weight-complex="bold"/>
    </style:style>
    <style:style style:name="P12" style:family="paragraph" style:parent-style-name="Preformatted_20_Text">
      <style:text-properties fo:font-size="10pt" fo:font-weight="bold" officeooo:rsid="00021768" officeooo:paragraph-rsid="0006b05a" style:font-size-asian="8.75pt" style:font-weight-asian="bold" style:font-size-complex="10pt" style:font-weight-complex="bold"/>
    </style:style>
    <style:style style:name="P13" style:family="paragraph" style:parent-style-name="Preformatted_20_Text">
      <style:text-properties fo:font-size="10pt" fo:font-weight="bold" officeooo:rsid="00021768" officeooo:paragraph-rsid="00075d3c" style:font-size-asian="8.75pt" style:font-weight-asian="bold" style:font-size-complex="10pt" style:font-weight-complex="bold"/>
    </style:style>
    <style:style style:name="P14" style:family="paragraph" style:parent-style-name="Preformatted_20_Text">
      <style:text-properties fo:font-size="10pt" fo:font-weight="bold" officeooo:rsid="00021768" officeooo:paragraph-rsid="0008767f" style:font-size-asian="8.75pt" style:font-weight-asian="bold" style:font-size-complex="10pt" style:font-weight-complex="bold"/>
    </style:style>
    <style:style style:name="P15" style:family="paragraph" style:parent-style-name="Preformatted_20_Text">
      <style:text-properties fo:font-size="10pt" fo:font-weight="bold" officeooo:rsid="00021768" officeooo:paragraph-rsid="000a3611" style:font-size-asian="8.75pt" style:font-weight-asian="bold" style:font-size-complex="10pt" style:font-weight-complex="bold"/>
    </style:style>
    <style:style style:name="P16" style:family="paragraph" style:parent-style-name="Preformatted_20_Text">
      <style:text-properties fo:font-size="10pt" fo:font-weight="bold" officeooo:rsid="00021768" officeooo:paragraph-rsid="000b684a" style:font-size-asian="8.75pt" style:font-weight-asian="bold" style:font-size-complex="10pt" style:font-weight-complex="bold"/>
    </style:style>
    <style:style style:name="P17" style:family="paragraph" style:parent-style-name="Preformatted_20_Text">
      <style:text-properties fo:font-size="10pt" fo:font-weight="bold" officeooo:rsid="00021768" officeooo:paragraph-rsid="000bd512" style:font-size-asian="8.75pt" style:font-weight-asian="bold" style:font-size-complex="10pt" style:font-weight-complex="bold"/>
    </style:style>
    <style:style style:name="P18" style:family="paragraph" style:parent-style-name="Preformatted_20_Text">
      <style:text-properties fo:font-size="10pt" fo:font-weight="bold" officeooo:rsid="00021768" officeooo:paragraph-rsid="000cf8ba" style:font-size-asian="8.75pt" style:font-weight-asian="bold" style:font-size-complex="10pt" style:font-weight-complex="bold"/>
    </style:style>
    <style:style style:name="P19" style:family="paragraph" style:parent-style-name="Preformatted_20_Text">
      <style:text-properties fo:font-size="10pt" fo:font-weight="bold" officeooo:rsid="00021768" officeooo:paragraph-rsid="000e5d16" style:font-size-asian="8.75pt" style:font-weight-asian="bold" style:font-size-complex="10pt" style:font-weight-complex="bold"/>
    </style:style>
    <style:style style:name="P20" style:family="paragraph" style:parent-style-name="Preformatted_20_Text">
      <style:text-properties fo:font-size="10pt" fo:font-weight="bold" officeooo:rsid="00021768" officeooo:paragraph-rsid="00118479" style:font-size-asian="8.75pt" style:font-weight-asian="bold" style:font-size-complex="10pt" style:font-weight-complex="bold"/>
    </style:style>
    <style:style style:name="P21" style:family="paragraph" style:parent-style-name="Preformatted_20_Text">
      <style:text-properties fo:font-size="10pt" fo:font-weight="bold" officeooo:rsid="000e5d16" officeooo:paragraph-rsid="000e5d16" style:font-size-asian="8.75pt" style:font-weight-asian="bold" style:font-size-complex="10pt" style:font-weight-complex="bold"/>
    </style:style>
    <style:style style:name="P22" style:family="paragraph" style:parent-style-name="Preformatted_20_Text">
      <style:text-properties fo:font-size="10pt" fo:font-weight="normal" officeooo:rsid="00004fd2" officeooo:paragraph-rsid="00004fd2" style:font-size-asian="8.75pt" style:font-weight-asian="normal" style:font-size-complex="10pt" style:font-weight-complex="normal"/>
    </style:style>
    <style:style style:name="P23" style:family="paragraph" style:parent-style-name="Preformatted_20_Text">
      <style:text-properties fo:font-size="10pt" fo:font-weight="normal" officeooo:rsid="000077be" officeooo:paragraph-rsid="000077be" style:font-size-asian="8.75pt" style:font-weight-asian="normal" style:font-size-complex="10pt" style:font-weight-complex="normal"/>
    </style:style>
    <style:style style:name="P24" style:family="paragraph" style:parent-style-name="Preformatted_20_Text">
      <style:text-properties fo:font-size="10pt" fo:font-weight="normal" officeooo:rsid="00021768" officeooo:paragraph-rsid="00021768" style:font-size-asian="8.75pt" style:font-weight-asian="normal" style:font-size-complex="10pt" style:font-weight-complex="normal"/>
    </style:style>
    <style:style style:name="P25" style:family="paragraph" style:parent-style-name="Preformatted_20_Text">
      <style:text-properties fo:font-size="10pt" fo:font-weight="normal" officeooo:rsid="00021768" officeooo:paragraph-rsid="00023011" style:font-size-asian="8.75pt" style:font-weight-asian="normal" style:font-size-complex="10pt" style:font-weight-complex="normal"/>
    </style:style>
    <style:style style:name="P26" style:family="paragraph" style:parent-style-name="Preformatted_20_Text">
      <style:text-properties fo:font-size="10pt" fo:font-weight="normal" officeooo:rsid="00021768" officeooo:paragraph-rsid="00037c79" style:font-size-asian="8.75pt" style:font-weight-asian="normal" style:font-size-complex="10pt" style:font-weight-complex="normal"/>
    </style:style>
    <style:style style:name="P27" style:family="paragraph" style:parent-style-name="Preformatted_20_Text">
      <style:text-properties fo:font-size="10pt" fo:font-weight="normal" officeooo:rsid="00021768" officeooo:paragraph-rsid="00066877" style:font-size-asian="8.75pt" style:font-weight-asian="normal" style:font-size-complex="10pt" style:font-weight-complex="normal"/>
    </style:style>
    <style:style style:name="P28" style:family="paragraph" style:parent-style-name="Preformatted_20_Text">
      <style:text-properties fo:font-size="10pt" fo:font-weight="normal" officeooo:rsid="00021768" officeooo:paragraph-rsid="000e5d16" style:font-size-asian="8.75pt" style:font-weight-asian="normal" style:font-size-complex="10pt" style:font-weight-complex="normal"/>
    </style:style>
    <style:style style:name="P29" style:family="paragraph" style:parent-style-name="Preformatted_20_Text">
      <style:text-properties fo:font-size="10pt" fo:font-weight="normal" officeooo:rsid="00037c79" officeooo:paragraph-rsid="00037c79" style:font-size-asian="8.75pt" style:font-weight-asian="normal" style:font-size-complex="10pt" style:font-weight-complex="normal"/>
    </style:style>
    <style:style style:name="P30" style:family="paragraph" style:parent-style-name="Preformatted_20_Text">
      <style:text-properties fo:font-size="10pt" fo:font-weight="normal" officeooo:rsid="0006b05a" officeooo:paragraph-rsid="0006b05a" style:font-size-asian="8.75pt" style:font-weight-asian="normal" style:font-size-complex="10pt" style:font-weight-complex="normal"/>
    </style:style>
    <style:style style:name="P31" style:family="paragraph" style:parent-style-name="Preformatted_20_Text">
      <style:text-properties fo:font-size="10pt" fo:font-weight="normal" officeooo:rsid="0006b05a" officeooo:paragraph-rsid="000e5d16" style:font-size-asian="8.75pt" style:font-weight-asian="normal" style:font-size-complex="10pt" style:font-weight-complex="normal"/>
    </style:style>
    <style:style style:name="P32" style:family="paragraph" style:parent-style-name="Preformatted_20_Text">
      <style:text-properties fo:font-size="10pt" fo:font-weight="normal" officeooo:rsid="000e5d16" officeooo:paragraph-rsid="000e5d16" style:font-size-asian="8.75pt" style:font-weight-asian="normal" style:font-size-complex="10pt" style:font-weight-complex="normal"/>
    </style:style>
    <style:style style:name="P33" style:family="paragraph" style:parent-style-name="Preformatted_20_Text">
      <style:text-properties fo:font-size="10pt" fo:font-weight="normal" officeooo:rsid="00129c38" officeooo:paragraph-rsid="00129c38" style:font-size-asian="8.75pt" style:font-weight-asian="normal" style:font-size-complex="10pt" style:font-weight-complex="normal"/>
    </style:style>
    <style:style style:name="P34" style:family="paragraph" style:parent-style-name="Preformatted_20_Text">
      <style:text-properties fo:font-size="10pt" fo:font-weight="bold" officeooo:rsid="00021768" officeooo:paragraph-rsid="00021768" style:font-size-asian="8.75pt" style:font-weight-asian="bold" style:font-size-complex="10pt" style:font-weight-complex="bold"/>
    </style:style>
    <style:style style:name="P35" style:family="paragraph" style:parent-style-name="Preformatted_20_Text">
      <style:text-properties fo:font-size="10pt" fo:font-weight="bold" officeooo:rsid="000e5d16" officeooo:paragraph-rsid="000e5d16" style:font-size-asian="8.75pt" style:font-weight-asian="bold" style:font-size-complex="10pt" style:font-weight-complex="bold"/>
    </style:style>
    <style:style style:name="P36" style:family="paragraph" style:parent-style-name="Preformatted_20_Text">
      <style:text-properties fo:font-size="10pt" fo:font-weight="normal" officeooo:rsid="00066877" officeooo:paragraph-rsid="00066877" style:font-size-asian="8.75pt" style:font-weight-asian="normal" style:font-size-complex="10pt" style:font-weight-complex="normal"/>
    </style:style>
    <style:style style:name="T1" style:family="text">
      <style:text-properties officeooo:rsid="000077be"/>
    </style:style>
    <style:style style:name="T2" style:family="text">
      <style:text-properties fo:font-weight="normal" officeooo:rsid="00023011" style:font-weight-asian="normal" style:font-weight-complex="normal"/>
    </style:style>
    <style:style style:name="T3" style:family="text">
      <style:text-properties fo:font-weight="normal" officeooo:rsid="0012fd1f" style:font-weight-asian="normal" style:font-weight-complex="normal"/>
    </style:style>
    <style:style style:name="T4" style:family="text">
      <style:text-properties officeooo:rsid="00037c79"/>
    </style:style>
    <style:style style:name="T5" style:family="text">
      <style:text-properties style:text-position="super 58%"/>
    </style:style>
    <style:style style:name="T6" style:family="text">
      <style:text-properties officeooo:rsid="0003cb22"/>
    </style:style>
    <style:style style:name="T7" style:family="text">
      <style:text-properties officeooo:rsid="00041ae3"/>
    </style:style>
    <style:style style:name="T8" style:family="text">
      <style:text-properties officeooo:rsid="00053679"/>
    </style:style>
    <style:style style:name="T9" style:family="text">
      <style:text-properties officeooo:rsid="0006b05a"/>
    </style:style>
    <style:style style:name="T10" style:family="text">
      <style:text-properties officeooo:rsid="00075d3c"/>
    </style:style>
    <style:style style:name="T11" style:family="text">
      <style:text-properties officeooo:rsid="0008767f"/>
    </style:style>
    <style:style style:name="T12" style:family="text">
      <style:text-properties officeooo:rsid="000a3611"/>
    </style:style>
    <style:style style:name="T13" style:family="text">
      <style:text-properties officeooo:rsid="000b684a"/>
    </style:style>
    <style:style style:name="T14" style:family="text">
      <style:text-properties officeooo:rsid="000bd512"/>
    </style:style>
    <style:style style:name="T15" style:family="text">
      <style:text-properties officeooo:rsid="000c526a"/>
    </style:style>
    <style:style style:name="T16" style:family="text">
      <style:text-properties officeooo:rsid="000cf8ba"/>
    </style:style>
    <style:style style:name="T17" style:family="text">
      <style:text-properties officeooo:rsid="000e5d16"/>
    </style:style>
    <style:style style:name="T18" style:family="text">
      <style:text-properties officeooo:rsid="000fe6f2"/>
    </style:style>
    <style:style style:name="T19" style:family="text">
      <style:text-properties officeooo:rsid="00118479"/>
    </style:style>
    <style:style style:name="T20" style:family="text">
      <style:text-properties officeooo:rsid="0012fd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ysis for problem 2: Touch biometrics</text:p>
      <text:p text:style-name="P1"/>
      <text:p text:style-name="P1"/>
      <text:p text:style-name="P22">***For our analysis we have decided to neglect all rows with missing feature values. This was done to make analysis easier, better performance could probably be obtained by filling in these values using imputation with mean or regression on other features.</text:p>
      <text:p text:style-name="P22"/>
      <text:p text:style-name="P22"/>
      <text:p text:style-name="P22">Apart f<text:span text:style-name="T20">ro</text:span>m the 30 features suggested in the paper, we implemented two more features by adding a few more lines of code to the feature extraction matlab script. <text:span text:style-name="T1">All the other analysis was performed with a python script. </text:span>The <text:span text:style-name="T1">new features are</text:span>:</text:p>
      <text:p text:style-name="P22"/>
      <text:p text:style-name="P22">1.)Beginning to mid stroke pressure variation: This feature tries to measure the variation in pressure from the start to the middle of the stroke. We expect this to be different for distinct users since different people will tend to apply pressure in different ways (similar to how velocity varies over different users).</text:p>
      <text:p text:style-name="P22"/>
      <text:p text:style-name="P22">2.)Median Area Variation: This features measures the variations in the area covered by the finger over the course of the entire stroke. This feature tries to capture if a user varies the finger position mid-stroke often.</text:p>
      <text:p text:style-name="P22"/>
      <text:p text:style-name="P22"/>
      <text:p text:style-name="P2">MUTUAL INFORMATION:</text:p>
      <text:p text:style-name="P22">We implemented a function called print_rel_entropy() that calculates and prints the mutual information of all features with the user ids.</text:p>
      <text:p text:style-name="P22">Our method differs slightly from the one in the paper in that instead of not accounting for the outliers (outside the 10 – 90 %ile range), we place them in buckets closest to their values. We also neglect rows with missing features. As a result our observed mutual information values are slightly different from those observed in the paper. </text:p>
      <text:p text:style-name="P22"/>
      <text:p text:style-name="P23">The observed mutual information values are:</text:p>
      <text:p text:style-name="P22"/>
      <text:p text:style-name="P23">inter-stroke time 0.0515011140459 </text:p>
      <text:p text:style-name="P23">stroke duration 0.0811066790426 </text:p>
      <text:p text:style-name="P23">start $x$ 0.101068996739 </text:p>
      <text:p text:style-name="P23">start $y$ 0.0880174672413 </text:p>
      <text:p text:style-name="P23">stop $x$ 0.100919891785 </text:p>
      <text:p text:style-name="P23">stop $y$ 0.0783172515923 </text:p>
      <text:p text:style-name="P23">direct end-to-end distance 0.0697476333063 </text:p>
      <text:p text:style-name="P23"><text:s/>mean resultant lenght 0.0495390012763 </text:p>
      <text:p text:style-name="P23">up/down/left/right flag 0.0156600490404 </text:p>
      <text:p text:style-name="P23">direction of end-to-end line 0.132147002313 </text:p>
      <text:p text:style-name="P23">20\%-perc. pairwise velocity 0.0587495155367 </text:p>
      <text:p text:style-name="P23">50\%-perc. pairwise velocity 0.0776533031399 </text:p>
      <text:p text:style-name="P23">80\%-perc. pairwise velocity 0.0675999022843 </text:p>
      <text:p text:style-name="P23">20\%-perc. pairwise acc 0.0436980814235 </text:p>
      <text:p text:style-name="P23">50\%-perc. pairwise acc 0.0449835793715 </text:p>
      <text:p text:style-name="P23">80\%-perc. pairwise acc 0.0392164148143 </text:p>
      <text:p text:style-name="P23">median velocity at last 3 pts 0.0581688573246 </text:p>
      <text:p text:style-name="P23">largest deviation from end-to-end line 0.0476323365402 </text:p>
      <text:p text:style-name="P23">20\%-perc. dev. from end-to-end line 0.0441975732893 </text:p>
      <text:p text:style-name="P23">50\%-perc. dev. from end-to-end line 0.0406942418574 </text:p>
      <text:p text:style-name="P23">80\%-perc. dev. from end-to-end line 0.0388805467283 </text:p>
      <text:p text:style-name="P23">average direction 0.104251020783 </text:p>
      <text:p text:style-name="P23">length of trajectory 0.0694785739857 </text:p>
      <text:p text:style-name="P23">ratio end-to-end dist and length of trajectory 0.0470056765146 </text:p>
      <text:p text:style-name="P23">average velocity 0.0835889944846 </text:p>
      <text:p text:style-name="P23"><text:soft-page-break/>median acceleration at first 5 points 0.0385777697036 </text:p>
      <text:p text:style-name="P23">mid-stroke pressure 0.240112069392 </text:p>
      <text:p text:style-name="P23">mid-stroke area covered 0.233210843741 </text:p>
      <text:p text:style-name="P23">mid-stroke finger orientation 0.0252410461342 </text:p>
      <text:p text:style-name="P23">phone orientation 0.0283888714367 </text:p>
      <text:p text:style-name="P23">beginning to mid stroke pressure variation 0.176455732727 </text:p>
      <text:p text:style-name="P23">median area variation 0.1883318454 </text:p>
      <text:p text:style-name="P23"/>
      <text:p text:style-name="P23">As we see, the top 5 features with maximum mutual information with the user id are:</text:p>
      <text:p text:style-name="P23">mid-stroke pressure 0.240112069392 </text:p>
      <text:p text:style-name="P23">mid-stroke area covered 0.233210843741 </text:p>
      <text:p text:style-name="P23">median area variation 0.1883318454 (new feature)</text:p>
      <text:p text:style-name="P23">beginning to mid stroke pressure variation 0.176455732727 (new feature)</text:p>
      <text:p text:style-name="P23">direction of end-to-end line 0.132147002313 </text:p>
      <text:p text:style-name="P23"/>
      <text:p text:style-name="P23">As we can see, our new features have very high mutual information indicating that they are highly correlated with the user ids. </text:p>
      <text:p text:style-name="P23"/>
      <text:p text:style-name="P23"/>
      <text:p text:style-name="P2">CORRELATION:</text:p>
      <text:p text:style-name="P23">We implemented a function correlation() that calculates and prints the correlation of all the features. The correlation of our new features with the other features are <text:span text:style-name="T6">(features occur in the same order as in the mutual information table)</text:span>:</text:p>
      <text:p text:style-name="P23"/>
      <text:p text:style-name="P23">beginning to mid stroke pressure variation </text:p>
      <text:p text:style-name="P23">[-0.004 <text:s/>0.221 -0.043 -0.091 -0.087 <text:s/>0.132 <text:s/>0.035 -0.094 <text:s/>0.116 <text:s/>0.113 </text:p>
      <text:p text:style-name="P23"><text:s/>-0.227 -0.231 -0.141 <text:s/>0.048 -0.029 -0.094 -0.171 -0.032 -0.061 -0.05 </text:p>
      <text:p text:style-name="P23"><text:s/>-0.022 <text:s/>0.089 <text:s/>0.064 -0.134 -0.2 <text:s text:c="2"/>-0.025 <text:s/>0.581 -0.223 -0.001 <text:s/>0.005 <text:s/>1. </text:p>
      <text:p text:style-name="P23"><text:s/>-0.341] </text:p>
      <text:p text:style-name="P23">median area variation </text:p>
      <text:p text:style-name="P23">[ 0.007 -0.152 <text:s/>0.008 <text:s/>0.036 -0.007 -0.106 <text:s/>0.043 <text:s/>0.032 -0.029 -0.113 </text:p>
      <text:p text:style-name="P23"><text:s text:c="2"/>0.267 <text:s/>0.278 <text:s/>0.189 -0.079 <text:s/>0.054 <text:s/>0.129 <text:s/>0.209 <text:s/>0.015 -0.028 <text:s/>0.014 </text:p>
      <text:p text:style-name="P23"><text:s text:c="2"/>0.052 -0.092 <text:s/>0.011 <text:s/>0.084 <text:s/>0.215 <text:s/>0.052 -0.18 <text:s text:c="2"/>0.584 -0.035 <text:s/>0.036 </text:p>
      <text:p text:style-name="P23"><text:s/>-0.341 <text:s/>1. <text:s text:c="2"/>] </text:p>
      <text:p text:style-name="P23"/>
      <text:p text:style-name="P23">As we can see, our new features have very little correlation (&lt;0.15) wih most of the features. However, they are highly negatively correlated with each other (-0.341). Apart from that, beginning to mid-stroke pressure variation is highly correlated with mid stroke pressure (0.581) and median area variation is highly correlated with mid stroke area covered (0.584) which indicates that although they might be good predictors of user-id individually, in the presence of other correlated features they might not add as much. Th<text:span text:style-name="T20">is</text:span> make<text:span text:style-name="T20">s</text:span> sense since <text:span text:style-name="T20">the</text:span> area/pressure variations for a person with high area covered/pressure <text:span text:style-name="T20">is expected</text:span> to be larger in magnitude. Using th<text:span text:style-name="T20">e</text:span>s<text:span text:style-name="T20">e</text:span> variations relative to the original values could have been a <text:span text:style-name="T20">more</text:span> useful signal.</text:p>
      <text:p text:style-name="P23"/>
      <text:p text:style-name="P6">CLASSIFICATION:</text:p>
      <text:p text:style-name="P24">We used 4 feature selection methods and tested the performance of the selected features ( + our features) with two classifiers – SVM with RBF kernel and a plain logistic regression classifier. <text:span text:style-name="T12">To improve the performance of our classifiers, we normalized the values of all features to 0 mean and 1 stdev. We also trained different classifiers for each user and used all the other users as negative examples (or masqueraders). To balance the negative and positive examples we multiplied the weight of the features corresponding to the actual user by 40 (another way would have been to sample 2.5% of the masquerader examples but that would have resulted in loss of data). </text:span>We list their performance for the 10 (+2) features and over the entire set of features below:</text:p>
      <text:p text:style-name="P24"/>
      <text:p text:style-name="P24">1.) The first selection method was highest mutual information. In this method we <text:soft-page-break/>selected the features with highest mutual information with the user-id without any regard to <text:span text:style-name="T20">their</text:span> correlation with each other. The selected features and their performance <text:span text:style-name="T20">a</text:span>re: <text:s/></text:p>
      <text:p text:style-name="P24"/>
      <text:p text:style-name="P24">mid-stroke pressure </text:p>
      <text:p text:style-name="P24">mid-stroke area covered </text:p>
      <text:p text:style-name="P24">direction of end-to-end line </text:p>
      <text:p text:style-name="P24">average direction </text:p>
      <text:p text:style-name="P24">start $x$ </text:p>
      <text:p text:style-name="P24">stop $x$ </text:p>
      <text:p text:style-name="P24">start $y$ </text:p>
      <text:p text:style-name="P24">average velocity </text:p>
      <text:p text:style-name="P24">stroke duration </text:p>
      <text:p text:style-name="P24">stop $y$ </text:p>
      <text:p text:style-name="P6"/>
      <text:p text:style-name="P6">F1 score<text:span text:style-name="T4">s</text:span></text:p>
      <text:p text:style-name="P6">SVM with RBF: 0.878048780488 </text:p>
      <text:p text:style-name="P9">Log Reg: <text:span text:style-name="T7">0.780487804878</text:span></text:p>
      <text:p text:style-name="P2"/>
      <text:p text:style-name="P24">When we added <text:span text:style-name="T15">our</text:span> two new features, the new observed performance is:</text:p>
      <text:p text:style-name="P6">F1 score<text:span text:style-name="T4">s</text:span></text:p>
      <text:p text:style-name="P6">S<text:span text:style-name="T4">V</text:span>M with RBF: 0.878048780488</text:p>
      <text:p text:style-name="P9">Log Reg: <text:span text:style-name="T7">0.780487804878</text:span></text:p>
      <text:p text:style-name="P7"/>
      <text:p text:style-name="P7"><text:span text:style-name="T2">2.) The second feature selection method trie</text:span><text:span text:style-name="T3">s</text:span><text:span text:style-name="T2"> to capture independent directions in the feature space. The first feature was selected using highest mutual information as the criterion. The rest of the features were sequentially chosen such that that each feature had minimum correlation with the features already chosen.</text:span> </text:p>
      <text:p text:style-name="P23"/>
      <text:p text:style-name="P30">mid-stroke pressure </text:p>
      <text:p text:style-name="P30">start $x$ </text:p>
      <text:p text:style-name="P30">average direction </text:p>
      <text:p text:style-name="P30">20\%-perc. dev. from end-to-end line </text:p>
      <text:p text:style-name="P30">inter-stroke time </text:p>
      <text:p text:style-name="P30">median acceleration at first 5 points </text:p>
      <text:p text:style-name="P30">20\%-perc. pairwise velocity </text:p>
      <text:p text:style-name="P30">mid-stroke finger orientation </text:p>
      <text:p text:style-name="P30">20\%-perc. pairwise acc </text:p>
      <text:p text:style-name="P30">mid-stroke area covered</text:p>
      <text:p text:style-name="P23"/>
      <text:p text:style-name="P7">F1 score<text:span text:style-name="T4">s</text:span></text:p>
      <text:p text:style-name="P14">SVM with RBF: <text:span text:style-name="T11">0.878048780488</text:span> </text:p>
      <text:p text:style-name="P16">Log Reg: <text:span text:style-name="T13">0.756097560976</text:span></text:p>
      <text:p text:style-name="P3"/>
      <text:p text:style-name="P25">When we added <text:span text:style-name="T15">our</text:span> two new features, the new observed performance is:</text:p>
      <text:p text:style-name="P7">F1 score<text:span text:style-name="T4">s</text:span></text:p>
      <text:p text:style-name="P12">S<text:span text:style-name="T4">V</text:span>M with RBF: <text:span text:style-name="T9">0.878048780488</text:span> </text:p>
      <text:p text:style-name="P18">Log Reg: <text:span text:style-name="T16">0.707317073171</text:span></text:p>
      <text:p text:style-name="P7"/>
      <text:p text:style-name="P29">3.) The 3<text:span text:style-name="T5">rd</text:span> feature selection method trained a simple multi-class tree classifier to capture the variable importance for each feature. The 10 most important variables chosen were used for classification. The observed features and the corresponding F1 scores are:</text:p>
      <text:p text:style-name="P29"/>
      <text:p text:style-name="P29">mid-stroke pressure </text:p>
      <text:p text:style-name="P29">mid-stroke area covered </text:p>
      <text:p text:style-name="P29">start $x$ </text:p>
      <text:p text:style-name="P29">stop $x$ </text:p>
      <text:p text:style-name="P29">direction of end-to-end line </text:p>
      <text:p text:style-name="P29"><text:soft-page-break/>start $y$ </text:p>
      <text:p text:style-name="P29">stop $y$ </text:p>
      <text:p text:style-name="P29">average direction </text:p>
      <text:p text:style-name="P29">average velocity </text:p>
      <text:p text:style-name="P29">length of trajectory </text:p>
      <text:p text:style-name="P29"/>
      <text:p text:style-name="P8">F1 score<text:span text:style-name="T4">s</text:span></text:p>
      <text:p text:style-name="P8">SVM with RBF: <text:span text:style-name="T4">0.829268292683</text:span> </text:p>
      <text:p text:style-name="P10">Log Reg: <text:span text:style-name="T8">0.780487804878</text:span></text:p>
      <text:p text:style-name="P4"/>
      <text:p text:style-name="P26">When we added <text:span text:style-name="T15">our</text:span> two new features, the new observed performance is:</text:p>
      <text:p text:style-name="P8">F1 score<text:span text:style-name="T4">s</text:span></text:p>
      <text:p text:style-name="P8">S<text:span text:style-name="T4">V</text:span>M with RBF: <text:span text:style-name="T4">0.853658536585</text:span></text:p>
      <text:p text:style-name="P10">Log Reg: <text:span text:style-name="T8">0.80487804878</text:span></text:p>
      <text:p text:style-name="P8"/>
      <text:p text:style-name="P29">4.) The 4<text:span text:style-name="T5">th</text:span> feature trained a simple multi-class softmax model with high L-1 penalty (used to find sparse feature vectors) to find the 10 features with the highest coefficients. The chosen features and the corresponding performance are:</text:p>
      <text:p text:style-name="P29"/>
      <text:p text:style-name="P29">mid-stroke pressure </text:p>
      <text:p text:style-name="P29">mid-stroke area covered </text:p>
      <text:p text:style-name="P29">ratio end-to-end dist and length of trajectory </text:p>
      <text:p text:style-name="P29">stroke duration </text:p>
      <text:p text:style-name="P29">average velocity </text:p>
      <text:p text:style-name="P29">20\%-perc. dev. from end-to-end line </text:p>
      <text:p text:style-name="P29">length of trajectory </text:p>
      <text:p text:style-name="P29">median velocity at last 3 pts </text:p>
      <text:p text:style-name="P29">phone orientation </text:p>
      <text:p text:style-name="P29">direct end-to-end distance</text:p>
      <text:p text:style-name="P29"/>
      <text:p text:style-name="P8">F1 score<text:span text:style-name="T4">s</text:span></text:p>
      <text:p text:style-name="P13">SVM with RBF: <text:span text:style-name="T10">0.80487804878</text:span> </text:p>
      <text:p text:style-name="P15">Log Reg: <text:span text:style-name="T12">0.780487804878</text:span></text:p>
      <text:p text:style-name="P4"/>
      <text:p text:style-name="P26">When we added <text:span text:style-name="T15">our</text:span> two new features, the new observed performance is:</text:p>
      <text:p text:style-name="P8">F1 score<text:span text:style-name="T4">s</text:span></text:p>
      <text:p text:style-name="P8">S<text:span text:style-name="T4">V</text:span>M with RBF: <text:span text:style-name="T4">0.853658536585</text:span></text:p>
      <text:p text:style-name="P15">Log Reg: <text:span text:style-name="T12">0.80487804878</text:span></text:p>
      <text:p text:style-name="P11"/>
      <text:p text:style-name="P36">The performance of the classifier when trained on all the features was:</text:p>
      <text:p text:style-name="P11"><text:s/></text:p>
      <text:p text:style-name="P11">F1 score<text:span text:style-name="T4">s</text:span></text:p>
      <text:p text:style-name="P17">SVM with RBF: <text:span text:style-name="T14">0.951219512195</text:span></text:p>
      <text:p text:style-name="P20">Log Reg: <text:span text:style-name="T19">0.780487804878</text:span></text:p>
      <text:p text:style-name="P5"/>
      <text:p text:style-name="P27">When we added <text:span text:style-name="T20">our</text:span> two new features, the new observed performance is:</text:p>
      <text:p text:style-name="P11">F1 score<text:span text:style-name="T4">s</text:span></text:p>
      <text:p text:style-name="P15">S<text:span text:style-name="T4">V</text:span>M with RBF: <text:span text:style-name="T12">0.951219512195</text:span> </text:p>
      <text:p text:style-name="P19">Log Reg: <text:span text:style-name="T17">0.80487804878</text:span></text:p>
      <text:p text:style-name="P19"/>
      <text:p text:style-name="P19"/>
      <text:p text:style-name="P21"/>
      <text:p text:style-name="P21"/>
      <text:p text:style-name="P21"/>
      <text:p text:style-name="P21"/>
      <text:p text:style-name="P21"/>
      <text:p text:style-name="P21"/>
      <text:p text:style-name="P21"/>
      <text:p text:style-name="P21"/>
      <text:p text:style-name="P21"><text:soft-page-break/>BEST FEATURE SET:</text:p>
      <text:p text:style-name="P32">Looking at the above results and qualitatively analyzing the signals each feature is trying to capture, the best 10 features in the original features that should result in the best possible performance should be:</text:p>
      <text:p text:style-name="P32"/>
      <text:p text:style-name="P28">mid-stroke pressure </text:p>
      <text:p text:style-name="P28">mid-stroke area covered </text:p>
      <text:p text:style-name="P31">start $x$ </text:p>
      <text:p text:style-name="P31">average direction </text:p>
      <text:p text:style-name="P31">20\%-perc. dev. from end-to-end line </text:p>
      <text:p text:style-name="P31">20\%-perc. pairwise velocity </text:p>
      <text:p text:style-name="P31">20\%-perc. pairwise acc </text:p>
      <text:p text:style-name="P31">inter-stroke time </text:p>
      <text:p text:style-name="P28">stroke duration </text:p>
      <text:p text:style-name="P28">start $y$ </text:p>
      <text:p text:style-name="P28"/>
      <text:p text:style-name="P32">These features should be able to capture all the useful signals and their combinations should be able to account for the variations observed in most of the other features. These features were chosen from the list of features selected using the maximum information criterion and the minimum correlation criterion. We see that the features chosen using these 2 methods produce the same results for the SVM-RBF classifier, so the features in these lists should be either complementary or overlapping. Since the signals <text:span text:style-name="T20">classifier using all the features performs better,</text:span> we assume that they are complementary and proceed as such choosing the features that occur in both lists first and then the ones that seem to capture some different <text:span text:style-name="T20">signal</text:span> of the stroke and are present in <text:span text:style-name="T18">one of the</text:span> list<text:span text:style-name="T18">s</text:span>.</text:p>
      <text:p text:style-name="P32"/>
      <text:p text:style-name="P33">We also observe that most of the time addition of our new features doesn't result in much change <text:span text:style-name="T20">in the SVM</text:span> output. <text:span text:style-name="T20">However, it does affect the logistic regression output. </text:span>This could be attributed to the fact that our features are highly correlated with some of the features and the signal present in our features is already capture<text:span text:style-name="T20">d</text:span> by the <text:span text:style-name="T20">some non-linear combination of the others</text:span>. As a result, despite being <text:span text:style-name="T20">decent</text:span> predictors of the user ids themselves <text:span text:style-name="T20">(as shown by their high mutual information values)</text:span>, they do not add much to the list of already known features.</text:p>
      <text:p text:style-name="P32"/>
      <text:p text:style-name="P32"/>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1-02T11:05:34.918919293</dc:date>
    <meta:generator>LibreOffice/4.2.6.3$Linux_X86_64 LibreOffice_project/420m0$Build-3</meta:generator>
    <meta:editing-duration>PT54M17S</meta:editing-duration>
    <meta:editing-cycles>19</meta:editing-cycles>
    <meta:document-statistic meta:table-count="0" meta:image-count="0" meta:object-count="0" meta:page-count="5" meta:paragraph-count="158" meta:word-count="1557" meta:character-count="10391" meta:non-whitespace-character-count="8841"/>
  </office:meta>
</office:document-meta>
</file>